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text-properties style:font-name="Arial" fo:font-weight="bold" style:font-weight-asian="bold" style:font-name-complex="Arial"/>
    </style:style>
    <style:style style:name="P2" style:family="paragraph" style:parent-style-name="Standard">
      <style:text-properties style:font-name="Arial" style:font-name-complex="Arial"/>
    </style:style>
    <style:style style:name="P3" style:family="paragraph" style:parent-style-name="Parágrafo_20_da_20_Lista">
      <style:paragraph-properties fo:text-align="justify" style:justify-single-word="false"/>
      <style:text-properties style:font-name="Arial" fo:font-size="14pt" style:font-size-asian="14pt" style:font-name-complex="Arial" style:font-size-complex="12pt"/>
    </style:style>
    <style:style style:name="P4" style:family="paragraph" style:parent-style-name="Parágrafo_20_da_20_Lista">
      <style:paragraph-properties fo:text-align="justify" style:justify-single-word="false">
        <style:tab-stops>
          <style:tab-stop style:position="5.424cm"/>
        </style:tab-stops>
      </style:paragraph-properties>
      <style:text-properties style:font-name="Arial" fo:font-size="14pt" style:font-size-asian="14pt" style:font-name-complex="Arial" style:font-size-complex="12pt"/>
    </style:style>
    <style:style style:name="P5" style:family="paragraph" style:parent-style-name="Standard">
      <style:text-properties fo:color="#00041b" loext:opacity="100%" style:font-name="Arial" style:font-name-complex="Arial"/>
    </style:style>
    <style:style style:name="P6" style:family="paragraph" style:parent-style-name="Standard">
      <style:paragraph-properties fo:text-align="center" style:justify-single-word="false"/>
      <style:text-properties fo:color="#00041b" loext:opacity="100%" style:font-name="Arial" fo:font-weight="bold" style:font-weight-asian="bold" style:font-name-complex="Arial"/>
    </style:style>
    <style:style style:name="P7" style:family="paragraph" style:parent-style-name="Standard">
      <style:paragraph-properties fo:text-align="center" style:justify-single-word="false"/>
    </style:style>
    <style:style style:name="P8" style:family="paragraph" style:parent-style-name="Parágrafo_20_da_20_Lista" style:list-style-name="L6">
      <style:paragraph-properties fo:text-align="justify" style:justify-single-word="false"/>
      <style:text-properties style:font-name="Arial" fo:font-size="14pt" style:font-size-asian="14pt" style:font-name-complex="Arial" style:font-size-complex="12pt"/>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style style:name="P11" style:family="paragraph" style:parent-style-name="Standard" style:list-style-name="L1">
      <style:text-properties style:font-name="Arial" style:font-name-complex="Arial"/>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style="italic" style:font-style-asian="italic" style:font-name-complex="Arial" style:font-style-complex="italic"/>
    </style:style>
    <style:style style:name="T4" style:family="text">
      <style:text-properties style:font-name="Arial" fo:font-size="14pt" fo:font-weight="bold" style:font-size-asian="14pt" style:font-weight-asian="bold" style:font-name-complex="Arial"/>
    </style:style>
    <style:style style:name="T5" style:family="text">
      <style:text-properties fo:color="#00041b" loext:opacity="100%" style:font-name="Arial" style:font-name-complex="Arial"/>
    </style:style>
    <style:style style:name="T6" style:family="text">
      <style:text-properties fo:color="#00041b" loext:opacity="100%" style:font-name="Arial" fo:font-style="italic" style:font-style-asian="italic" style:font-name-complex="Arial" style:font-style-complex="italic"/>
    </style:style>
    <style:style style:name="T7" style:family="text">
      <style:text-properties fo:color="#00041b" loext:opacity="100%" style:font-name="Arial" fo:font-size="14pt" fo:font-weight="bold" style:font-size-asian="14pt" style:font-weight-asian="bold" style:font-name-complex="Arial"/>
    </style:style>
    <style:style style:name="T8" style:family="text">
      <style:text-properties officeooo:rsid="0009eb51"/>
    </style:style>
    <text:list-style style:name="L1">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Fonte_20_parág._20_padrão"><text:span text:style-name="T1">Install the Google Earth application, it can be found in the App Store at the link https://apps.apple.com/br/app/google-earth/id293622097 or in the Play Store at the link https://play.google.com/ store/apps/details?id=com.google.earth&amp;hl=pt_BR&amp;gl=US;</text:span></text:span></text:p>
      <text:p text:style-name="P1"/>
      <text:p text:style-name="P1">Tasks:</text:p>
      <text:p text:style-name="P2"/>
      <text:p text:style-name="P2">1st – Open the application and enter the coordinates 19.9489° S, 69.6336° W, they will guide you to the giant of Tarapacá:</text:p>
      <text:p text:style-name="P2"/>
      <text:list text:style-name="L1">
        <text:list-item>
          <text:p text:style-name="P10"><text:span text:style-name="Fonte_20_parág._20_padrão"><text:span text:style-name="T1">Enlarge the image until the giant occupies the entire screen of your smartphone;</text:span></text:span></text:p>
        </text:list-item>
        <text:list-item>
          <text:p text:style-name="P11">Rotate the image so that it fits vertically (in “foot”).</text:p>
        </text:list-item>
      </text:list>
      <text:p text:style-name="P2"/>
      <text:p text:style-name="Standard"><text:span text:style-name="Fonte_20_parág._20_padrão"><text:span text:style-name="T5">2nd – Insert the coordinates -33.836379, 151.080506, they will guide you to a stranded ship that was taken over by trees:</text:span></text:span></text:p>
      <text:p text:style-name="P2"/>
      <text:list text:style-name="L2">
        <text:list-item>
          <text:p text:style-name="P12"><text:span text:style-name="Fonte_20_parág._20_padrão"><text:span text:style-name="T5">With each gesture to enlarge the image, keep one finger fixed on the screen while moving the other horizontally or vertically to zoom in;</text:span></text:span></text:p>
        </text:list-item>
        <text:list-item>
          <text:p text:style-name="P12"><text:span text:style-name="Fonte_20_parág._20_padrão"><text:span text:style-name="T5">Rotate the map in the same way, keeping one finger fixed on the map while using another to perform the rotation gesture;</text:span></text:span></text:p>
        </text:list-item>
        <text:list-item>
          <text:p text:style-name="P12"><text:span text:style-name="Fonte_20_parág._20_padrão"><text:span text:style-name="T5">Perform a single tap with two fingers to zoom the image out.</text:span></text:span></text:p>
        </text:list-item>
      </text:list>
      <text:p text:style-name="P5"/>
      <text:p text:style-name="Standard"><text:span text:style-name="Fonte_20_parág._20_padrão"><text:span text:style-name="T5">3rd – Enter the coordinates 40.8224, 14.4289, they will guide you to Vesuvius, the volcano that destroyed Pompeii and Herculaneum in the year 79 AD:</text:span></text:span></text:p>
      <text:p text:style-name="Standard"><text:span text:style-name="Fonte_20_parág._20_padrão"><text:span text:style-name="T5"><text:tab/></text:span></text:span></text:p>
      <text:list text:style-name="L3">
        <text:list-item>
          <text:p text:style-name="P13"><text:span text:style-name="Fonte_20_parág._20_padrão"><text:span text:style-name="T5">Explore the volcano and its surroundings;</text:span></text:span></text:p>
        </text:list-item>
        <text:list-item>
          <text:p text:style-name="P13"><text:span text:style-name="Fonte_20_parág._20_padrão"><text:span text:style-name="T5">To zoom in or zoom out, use the pinch gesture, where your fingers approach or move away from each other together;</text:span></text:span></text:p>
        </text:list-item>
        <text:list-item>
          <text:p text:style-name="P13"><text:span text:style-name="Fonte_20_parág._20_padrão"><text:span text:style-name="T5">Rotate by rotating your fingers around a common center point;</text:span></text:span></text:p>
        </text:list-item>
        <text:list-item>
          <text:p text:style-name="P13"><text:span text:style-name="Fonte_20_parág._20_padrão"><text:span text:style-name="T5">To get a better sense of the height of the volcano, place two fingers next to each other and drag them up or down, so your satellite-style view changes to a view from an airplane's point of view.</text:span></text:span></text:p>
        </text:list-item>
      </text:list>
      <text:p text:style-name="P2"/>
      <text:p text:style-name="Standard"><text:span text:style-name="Fonte_20_parág._20_padrão"><text:span text:style-name="T5">4º – Insert the coordinates 14.0096, 120.9998:</text:span></text:span></text:p>
      <text:p text:style-name="P2"/>
      <text:list text:style-name="L4">
        <text:list-item>
          <text:p text:style-name="P14"><text:span text:style-name="Fonte_20_parág._20_padrão"><text:span text:style-name="T5">Single tap with two fingers to zoom out until you realize you were looking at an island within a lake within an island within a lake within an island.</text:span></text:span></text:p>
        </text:list-item>
      </text:list>
      <text:p text:style-name="P2"/>
      <text:p text:style-name="Standard"><text:span text:style-name="Fonte_20_parág._20_padrão"><text:span text:style-name="T5">5º – Insert the coordinates 35.027185, -111.022388. They will guide you to a crater formed by a meteor impact in the USA:</text:span></text:span></text:p>
      <text:p text:style-name="P2"/>
      <text:list text:style-name="L5">
        <text:list-item>
          <text:p text:style-name="P15"><text:span text:style-name="Fonte_20_parág._20_padrão"><text:span text:style-name="T5">Explore the crater and its surroundings;</text:span></text:span></text:p>
        </text:list-item>
        <text:list-item>
          <text:p text:style-name="P15"><text:span text:style-name="Fonte_20_parág._20_padrão"><text:span text:style-name="T5">To get a real dimension of it, zoom in and zoom out in and out of the crater, using both the gesture where one finger stays fixed while the other moves and the pinch gesture, where the two fingers move away or approach each other;</text:span></text:span></text:p>
        </text:list-item>
        <text:list-item>
          <text:p text:style-name="P15"><text:span text:style-name="Fonte_20_parág._20_padrão"><text:span text:style-name="T5">To get a better idea of ​​the depth, when inside the crater, use the inclination gesture, where you have to touch two parallel fingers on the screen and drag up or down.</text:span></text:span></text:p>
        </text:list-item>
      </text:list>
      <text:p text:style-name="P5"/>
      <text:p text:style-name="P5"/>
      <text:p text:style-name="P5"/>
      <text:p text:style-name="P7"><text:span text:style-name="Fonte_20_parág._20_padrão"><text:span text:style-name="T7">Instructions:</text:span></text:span></text:p>
      <text:p text:style-name="P6"/>
      <text:list xml:id="list3608254230" text:style-name="L6">
        <text:list-item>
          <text:p text:style-name="P8"><text:soft-page-break/>Record your name and the start time of your <text:span text:style-name="T8">evaluation</text:span> on the Discrepancy Worksheet.</text:p>
        </text:list-item>
      </text:list>
      <text:p text:style-name="P3"/>
      <text:list xml:id="list143741710189443" text:continue-numbering="true" text:style-name="L6">
        <text:list-item>
          <text:p text:style-name="P8">Read and perform the tasks in the Google Earth app described on the back of this sheet.</text:p>
        </text:list-item>
      </text:list>
      <text:p text:style-name="P3"/>
      <text:list xml:id="list143741952323530" text:continue-numbering="true" text:style-name="L6">
        <text:list-item>
          <text:p text:style-name="P8">Write down your name on the Usability/UX <text:span text:style-name="T8">Evaluation</text:span> Questionnaire provided and read it carefully.</text:p>
        </text:list-item>
      </text:list>
      <text:p text:style-name="P4"><text:tab/></text:p>
      <text:list xml:id="list143741924469099" text:continue-numbering="true" text:style-name="L6">
        <text:list-item>
          <text:p text:style-name="P8">Answer the questions on the Usability/UX <text:span text:style-name="T8">Evaluation</text:span> Questionnaire and when you identify a Usability/UX problem, write it down on the Discrepancy Worksheet.</text:p>
        </text:list-item>
      </text:list>
      <text:p text:style-name="P3"/>
      <text:list xml:id="list143741675160840" text:continue-numbering="true" text:style-name="L6">
        <text:list-item>
          <text:p text:style-name="P8">When you finish your evaluation of the Google Earth app, note the end time of your evaluation in the Discrepancy Worksheet.</text:p>
        </text:list-item>
      </text:list>
      <text:p text:style-name="P3"/>
      <text:list xml:id="list143740680875876" text:continue-numbering="true" text:style-name="L6">
        <text:list-item>
          <text:p text:style-name="P8">Write down your name on the TAM Questionnaire and answer it in relation to what you thought of the Usability/UX <text:span text:style-name="T8">Evaluation</text:span> Questionnaire used.</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499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name-complex="Liberation Serif" style:font-family-complex="'Liberation Serif'" style:font-family-generic-complex="roman"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arágrafo_20_da_20_Lista" style:display-name="Parágrafo da Lista" style:family="paragraph" style:parent-style-name="Normal">
      <style:paragraph-properties fo:margin-left="1.27cm" fo:margin-right="0cm" fo:margin-top="0cm" fo:margin-bottom="0.353cm" style:contextual-spacing="false" fo:line-height="115%" fo:orphans="2" fo:widows="2" fo:hyphenation-ladder-count="no-limit" fo:text-indent="0cm" style:auto-text-indent="false" style:vertical-align="auto">
        <style:tab-stops/>
      </style:paragraph-properties>
      <style:text-properties style:use-window-font-color="true" loext:opacity="0%"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onte_20_parág._20_padrão" style:display-name="Fonte parág. padrã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initial-creator>Natasha Valentim</meta:initial-creator>
    <meta:creation-date>2022-10-06T17:24:00Z</meta:creation-date>
    <dc:date>2023-05-11T14:37:40.431000000</dc:date>
    <meta:print-date>2023-01-18T00:40:00Z</meta:print-date>
    <meta:editing-cycles>12</meta:editing-cycles>
    <meta:editing-duration>PT5H42M1S</meta:editing-duration>
    <meta:document-statistic meta:table-count="0" meta:image-count="0" meta:object-count="0" meta:page-count="2" meta:paragraph-count="29" meta:word-count="519" meta:character-count="2994" meta:non-whitespace-character-count="2512"/>
    <meta:user-defined meta:name="GrammarlyDocumentId">28786014ec56a13a8be316156e9c9699fc9fc39c2bc1737263fa1049d5d37edd</meta:user-defined>
    <meta:template xlink:type="simple" xlink:actuate="onRequest" xlink:title="" xlink:href="Normal"/>
  </office:meta>
</office:document-meta>
</file>